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c3d" officeooo:paragraph-rsid="0006dc3d"/>
    </style:style>
    <style:style style:name="P2" style:family="paragraph" style:parent-style-name="Standard">
      <style:text-properties officeooo:rsid="0006dc3d" officeooo:paragraph-rsid="0007591d"/>
    </style:style>
    <style:style style:name="P3" style:family="paragraph" style:parent-style-name="Standard">
      <style:text-properties officeooo:rsid="0006dc3d" officeooo:paragraph-rsid="0008dfdb"/>
    </style:style>
    <style:style style:name="P4" style:family="paragraph" style:parent-style-name="Standard">
      <style:text-properties officeooo:rsid="0006dc3d" officeooo:paragraph-rsid="0009efe0"/>
    </style:style>
    <style:style style:name="P5" style:family="paragraph" style:parent-style-name="Standard">
      <style:text-properties officeooo:rsid="0007591d" officeooo:paragraph-rsid="0007591d"/>
    </style:style>
    <style:style style:name="P6" style:family="paragraph" style:parent-style-name="Standard">
      <style:text-properties officeooo:rsid="0007591d" officeooo:paragraph-rsid="0008dfdb"/>
    </style:style>
    <style:style style:name="P7" style:family="paragraph" style:parent-style-name="Standard">
      <style:text-properties officeooo:rsid="0007591d" officeooo:paragraph-rsid="0009efe0"/>
    </style:style>
    <style:style style:name="P8" style:family="paragraph" style:parent-style-name="Standard">
      <style:text-properties officeooo:rsid="0008dfdb" officeooo:paragraph-rsid="0008dfdb"/>
    </style:style>
    <style:style style:name="P9" style:family="paragraph" style:parent-style-name="Standard">
      <style:text-properties officeooo:rsid="0009efe0" officeooo:paragraph-rsid="0009efe0"/>
    </style:style>
    <style:style style:name="P10" style:family="paragraph" style:parent-style-name="Standard">
      <style:text-properties officeooo:rsid="000b1b0d" officeooo:paragraph-rsid="000b1b0d"/>
    </style:style>
    <style:style style:name="T1" style:family="text">
      <style:text-properties officeooo:rsid="0007591d"/>
    </style:style>
    <style:style style:name="T2" style:family="text">
      <style:text-properties officeooo:rsid="0008dfdb"/>
    </style:style>
    <style:style style:name="T3" style:family="text">
      <style:text-properties officeooo:rsid="0009ef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ОРГОВАЯ ПЛОЩАДКА <text:span text:style-name="T2">(ТП)</text:span></text:p>
      <text:p text:style-name="P1">ДЕКОМПОЗИЦИЯ МОНОЛИТА</text:p>
      <text:p text:style-name="P1">ПОЯСНЕНИЯ К СЕХМЕ</text:p>
      <text:p text:style-name="P1"/>
      <text:p text:style-name="P1">08.08.2024</text:p>
      <text:p text:style-name="P1"/>
      <text:p text:style-name="P1">КАЖДЫЙ СЕРВИС</text:p>
      <text:p text:style-name="P1">- исполнен на фреймворке Django</text:p>
      <text:p text:style-name="P1">- использует для хранения субд PostgreSQL</text:p>
      <text:p text:style-name="P1">- использует ПОИСКОВЫЙ СЕРВИС (ПС) для получения данных из бд других сервисов</text:p>
      <text:p text:style-name="P1">- выделен в связи с тем, что решает отдельную бизнес задачу</text:p>
      <text:p text:style-name="P1"/>
      <text:p text:style-name="P1">СЕРВИС РЕГИСТРАЦИИ</text:p>
      <text:p text:style-name="P1">1. Реализует ендпойнты по авторизации пользователя.</text:p>
      <text:p text:style-name="P1">2. Использует ПС для получения справочных данных о пользователе. <text:span text:style-name="T1">Например запрашивает бд Clients для проверки, что пользователь не заблокирован.</text:span></text:p>
      <text:p text:style-name="P1">3. Отправляет в шину сообщение об уведомлении нового пользователя.</text:p>
      <text:p text:style-name="P1"/>
      <text:p text:style-name="P1">СЕРВИС УВЕДОМЛЕНИЙ</text:p>
      <text:p text:style-name="P1">1. Читает из шины сообщения об уведомлениях:</text:p>
      <text:p text:style-name="P1">- нового пользователя</text:p>
      <text:p text:style-name="P1">- участника аукциона</text:p>
      <text:p text:style-name="P1">- изменения состояния заказа</text:p>
      <text:p text:style-name="P1">2. Сохраняет новые сообщения из шины в локальную <text:span text:style-name="T1">БД Notifications.</text:span></text:p>
      <text:p text:style-name="P1">3. <text:span text:style-name="T1">По запросам фронта о</text:span>тдает из бд уведомления, предназначенные конкретному пользователю.</text:p>
      <text:p text:style-name="P5">4. Автономен, не требует данных других бд.</text:p>
      <text:p text:style-name="P1"/>
      <text:p text:style-name="P1">СЕРВИС АПЕЛЛЯЦИЙ</text:p>
      <text:p text:style-name="P1">1. <text:span text:style-name="T1">Обрабатывает запросы фронта о регистрации апелляций.</text:span></text:p>
      <text:p text:style-name="P2">2. Использует ПС для получения справочных данных о пользователе <text:span text:style-name="T1">из БД Clients либо данных об аукционах из БД Tenders.</text:span></text:p>
      <text:p text:style-name="P5">3. Хранит данные об апелляциях в локальной БД Appeals.</text:p>
      <text:p text:style-name="P1"/>
      <text:p text:style-name="P1">ПОИСКОВЫЙ СЕРВИС </text:p>
      <text:p text:style-name="P1">1. <text:span text:style-name="T1">Обслуживает запросы других сервисов бэкэкнда. Разные сервисы используют запрос о данных клиента или о платежах на предусмотренные для этого ендпойнты.</text:span></text:p>
      <text:p text:style-name="P1">2. <text:span text:style-name="T1">Не принимает запросы клиентов через фронтенд.</text:span></text:p>
      <text:p text:style-name="P2">3. Использует кеш на платформе Redis для ускорения выполнения:</text:p>
      <text:p text:style-name="P2">- частых запросов</text:p>
      <text:p text:style-name="P2"><text:span text:style-name="T1">- запросов к медленно меняющимся данным</text:span></text:p>
      <text:p text:style-name="P2">- <text:span text:style-name="T1">запросов к статическим данным.</text:span></text:p>
      <text:p text:style-name="P1"/>
      <text:p text:style-name="P1">СЕРВИС ТЕХПОДДЕРЖКИ</text:p>
      <text:p text:style-name="P3">1. <text:span text:style-name="T1">Обрабатывает запросы фронта о регистрации </text:span><text:span text:style-name="T2">заявок по инцидентам в работе ТП.</text:span></text:p>
      <text:p text:style-name="P3">2. Использует ПС для получения справочных данных о пользователе <text:span text:style-name="T1">из БД Clients.</text:span></text:p>
      <text:p text:style-name="P8"><text:span text:style-name="T1">3. Хранит данные об </text:span>заявках<text:span text:style-name="T1"> в локальной БД </text:span>ServiceDesk<text:span text:style-name="T1">.</text:span> </text:p>
      <text:p text:style-name="P1"/>
      <text:p text:style-name="P1">СЕРВИС АУКЦИОНОВ</text:p>
      <text:p text:style-name="P3">1. <text:span text:style-name="T1">Обрабатывает запросы фронта о регистрации </text:span><text:span text:style-name="T2">и изменении состояния аукционов</text:span><text:span text:style-name="T1">.</text:span></text:p>
      <text:p text:style-name="P3"><text:soft-page-break/>2. Использует ПС для получения справочных данных о пользователе <text:span text:style-name="T1">из БД Clients либо данных об </text:span><text:span text:style-name="T2">платежах</text:span><text:span text:style-name="T1"> из БД </text:span><text:span text:style-name="T2">Payments</text:span><text:span text:style-name="T1">.</text:span></text:p>
      <text:p text:style-name="P6">3. Хранит данные об <text:span text:style-name="T2">аукционах</text:span> в локальной БД <text:span text:style-name="T2">Tenders</text:span>.</text:p>
      <text:p text:style-name="P9">4. Отправляет уведомления в шину о смене статуса аукциона.</text:p>
      <text:p text:style-name="P1"/>
      <text:p text:style-name="P1">СЕРВИС ЗАКАЗОВ</text:p>
      <text:p text:style-name="P3">1. <text:span text:style-name="T1">Обрабатывает запросы фронта о регистрации </text:span><text:span text:style-name="T2">заказов</text:span><text:span text:style-name="T1">.</text:span></text:p>
      <text:p text:style-name="P3">2. Использует ПС для получения справочных данных о пользователе <text:span text:style-name="T1">из БД Clients либо данных об аукционах из БД Tenders.</text:span></text:p>
      <text:p text:style-name="P6">3. Хранит данные об <text:span text:style-name="T2">заказах</text:span> в локальной БД <text:span text:style-name="T2">Orders</text:span>.</text:p>
      <text:p text:style-name="P9">4. Отправляет уведомления в шину о смене статуса заказа.</text:p>
      <text:p text:style-name="P1"/>
      <text:p text:style-name="P1">СЕРВИС ПРОФИЛЯ</text:p>
      <text:p text:style-name="P3">1. <text:span text:style-name="T1">Обрабатывает запросы фронта о</text:span><text:span text:style-name="T2">б изменениях а справочниках.</text:span></text:p>
      <text:p text:style-name="P6"><text:span text:style-name="T2">2</text:span>. Хранит <text:span text:style-name="T2">справочники пользователей, услуг и товаров</text:span> в локальной БД <text:span text:style-name="T2">Clients</text:span>.</text:p>
      <text:p text:style-name="P8">3. <text:span text:style-name="T1">Автономен, не требует данных других бд.</text:span></text:p>
      <text:p text:style-name="P1"/>
      <text:p text:style-name="P1">ПЛАТЕЖНЫЙ СЕРВИС</text:p>
      <text:p text:style-name="P4">1. <text:span text:style-name="T1">Обрабатывает запросы фронта </text:span><text:span text:style-name="T3">на выполнение платежей</text:span><text:span text:style-name="T1">.</text:span></text:p>
      <text:p text:style-name="P9">2. Маршрутизирует операции по платежным системам в зависимости от типа платежа.</text:p>
      <text:p text:style-name="P9">3. Реализует транзакции <text:s/>платежной системой.</text:p>
      <text:p text:style-name="P4">2. Использует ПС для получения справочных данных о пользователе <text:span text:style-name="T1">из БД Clients.</text:span></text:p>
      <text:p text:style-name="P7">3. Хранит данные о <text:span text:style-name="T3">платежах</text:span> в локальной БД <text:span text:style-name="T3">Payments</text:span>.</text:p>
      <text:p text:style-name="P1"/>
      <text:p text:style-name="P1">КЕШ REDIS</text:p>
      <text:p text:style-name="P9">1. Реализует кеширования в хеш таблицах.</text:p>
      <text:p text:style-name="P9">2. Реализует кеширование с истечением срока хранения.</text:p>
      <text:p text:style-name="P1"/>
      <text:p text:style-name="P1">ШИНА KAFKA</text:p>
      <text:p text:style-name="P9">1. Публикует сообщения от сервисов.</text:p>
      <text:p text:style-name="P9">2. Обеспечивает подписку для сервиса уведомлений.</text:p>
      <text:p text:style-name="P9"/>
      <text:p text:style-name="P10">ПРЕЧЕНЬ ОПЕРАЦИЙ ПС</text:p>
      <text:p text:style-name="P10">ПС осуществляет следующие операции с платежными системами:</text:p>
      <text:p text:style-name="P10">1. Инициировать платеж: по id пользователя, id заказа, сумме заказа.</text:p>
      <text:p text:style-name="P10">2. Предоставить статус платежа: получение статуса и id транзакции по запросу 1.</text:p>
      <text:p text:style-name="P10">3. Подтверждение платежа: по id транзакции.</text:p>
      <text:p text:style-name="P10">4. Запрос статуса платежа: по id транзакции.</text:p>
      <text:p text:style-name="P10">5. Подтверждение отмены платежа: получение статуса транзакции по запросу 4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40.366525840</meta:creation-date>
    <dc:date>2024-08-08T13:18:46.760442113</dc:date>
    <meta:editing-duration>PT20M15S</meta:editing-duration>
    <meta:editing-cycles>3</meta:editing-cycles>
    <meta:generator>LibreOffice/7.1.8.1$Linux_X86_64 LibreOffice_project/10$Build-1</meta:generator>
    <meta:document-statistic meta:table-count="0" meta:image-count="0" meta:object-count="0" meta:page-count="2" meta:paragraph-count="69" meta:word-count="505" meta:character-count="3447" meta:non-whitespace-character-count="3008"/>
  </office:meta>
</office:document-meta>
</file>